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23-02-0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21-12-1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21-02-09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20-02-2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9-02-0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8-01-0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7-01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6-01-11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5-02-17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4-01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3-01-2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2-01-04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1-01-05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10-01-1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9-01-1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8-01-2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7-01-1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6-01-0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5-01-10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4-02-09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3-01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2-0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1-02-2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200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7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013094580901</text:p>
          </table:table-cell>
          <table:table-cell office:value-type="string" calcext:value-type="string">
            <text:p>196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